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7cm" fo:break-before="page" table:align="margins"/>
    </style:style>
    <style:style style:name="表格10.A" style:family="table-column">
      <style:table-column-properties style:column-width="5.667cm" style:rel-column-width="21845*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.7" style:family="table-row">
      <style:table-row-properties style:min-row-height="1.528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paragraph-properties fo:line-height="150%"/>
      <style:text-properties style:font-name="华文黑体 - Kelvin" fo:font-size="10.5pt" fo:font-style="normal" fo:font-weight="normal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9" style:family="paragraph" style:parent-style-name="Standard">
      <style:text-properties style:font-name-asian="华文黑体 - Kelvin"/>
    </style:style>
    <style:style style:name="P10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3" style:family="paragraph" style:parent-style-name="Text_20_body">
      <style:text-properties style:font-name="华文黑体 - Kelvin" fo:font-size="10.5pt" fo:font-style="normal" fo:font-weight="bold" style:font-name-asian="华文黑体 - Kelvin" style:font-size-asian="10.5pt" style:font-style-asian="normal" style:font-weight-asian="bold" style:font-name-complex="华文细黑" style:font-size-complex="10.5pt" style:font-style-complex="normal" style:font-weight-complex="bold"/>
    </style:style>
    <style:style style:name="P14" style:family="paragraph" style:parent-style-name="Text_20_body">
      <style:text-properties fo:color="#bf0041" fo:font-weight="bold" style:font-weight-asian="bold" style:font-weight-complex="bold"/>
    </style:style>
    <style:style style:name="P15" style:family="paragraph" style:parent-style-name="Text_20_body">
      <style:text-properties fo:color="#2a6099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8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9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20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21" style:family="paragraph" style:parent-style-name="Text_20_body">
      <style:text-properties style:font-name-asian="仿宋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3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5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6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7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8" style:family="paragraph" style:parent-style-name="摘要">
      <style:paragraph-properties fo:break-before="page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3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4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5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0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仿宋" style:font-name-asian="仿宋"/>
    </style:style>
    <style:style style:name="P43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7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8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3" style:family="paragraph" style:parent-style-name="Table_20_Contents">
      <style:text-properties fo:color="#bf0041" fo:font-weight="bold" style:font-weight-asian="bold" style:font-weight-complex="bold"/>
    </style:style>
    <style:style style:name="P54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55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56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57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58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59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60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61" style:family="paragraph" style:parent-style-name="Table_20_Contents">
      <style:text-properties style:font-name="方正仿宋_GBK1" style:font-name-asian="方正仿宋_GBK1"/>
    </style:style>
    <style:style style:name="P62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63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64" style:family="paragraph" style:parent-style-name="Table_20_Contents">
      <style:text-properties style:font-name="仿宋" fo:font-weight="normal" style:font-name-asian="仿宋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</style:style>
    <style:style style:name="P66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69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70" style:family="paragraph" style:parent-style-name="Heading_20_3">
      <style:paragraph-properties fo:text-align="start" style:justify-single-word="false"/>
    </style:style>
    <style:style style:name="P71" style:family="paragraph" style:parent-style-name="Heading_20_3">
      <style:text-properties style:font-name="华文黑体 - Kelvin" fo:font-size="12pt" style:font-name-asian="华文黑体 - Kelvin" style:font-size-asian="12pt" style:font-size-complex="12pt"/>
    </style:style>
    <style:style style:name="P72" style:family="paragraph" style:parent-style-name="Heading_20_4">
      <style:text-properties style:font-name="仿宋" fo:font-weight="normal" style:font-name-asian="仿宋" style:font-weight-asian="normal" style:font-weight-complex="normal"/>
    </style:style>
    <style:style style:name="P73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74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75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6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7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80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81" style:family="paragraph" style:parent-style-name="Text_20_body" style:list-style-name="L1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82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83" style:family="paragraph" style:parent-style-name="Text_20_body" style:list-style-name="L1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84" style:family="paragraph" style:parent-style-name="Text_20_body" style:list-style-name="L2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85" style:family="paragraph" style:parent-style-name="Text_20_body" style:list-style-name="L23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8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7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8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9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90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/>
    </style:style>
    <style:style style:name="P91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/>
    </style:style>
    <style:style style:name="P92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/>
    </style:style>
    <style:style style:name="P93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94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9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96" style:family="paragraph" style:parent-style-name="Text_20_body" style:list-style-name="L1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97" style:family="paragraph" style:parent-style-name="Text_20_body" style:list-style-name="L19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8" style:family="paragraph" style:parent-style-name="Text_20_body" style:list-style-name="L2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99" style:family="paragraph" style:parent-style-name="Text_20_body" style:list-style-name="L25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00" style:family="paragraph" style:parent-style-name="Text_20_body" style:list-style-name="L19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1" style:family="paragraph" style:parent-style-name="Text_20_body" style:list-style-name="L26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2" style:family="paragraph" style:parent-style-name="Text_20_body" style:list-style-name="L23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03" style:family="paragraph" style:parent-style-name="Text_20_body" style:list-style-name="L3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4" style:family="paragraph" style:parent-style-name="Text_20_body" style:list-style-name="L11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5" style:family="paragraph" style:parent-style-name="Text_20_body" style:list-style-name="L1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6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7" style:family="paragraph" style:parent-style-name="Text_20_body" style:list-style-name="L2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8" style:family="paragraph" style:parent-style-name="Text_20_body" style:list-style-name="L8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left="0cm" fo:margin-right="0cm" fo:text-indent="0cm" style:auto-text-indent="false"/>
    </style:style>
    <style:style style:name="P110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111" style:family="paragraph" style:parent-style-name="Text_20_body" style:list-style-name="L24">
      <style:paragraph-properties fo:margin-left="0cm" fo:margin-right="0cm" fo:margin-top="0.423cm" fo:margin-bottom="0.423cm" fo:orphans="2" fo:widows="2" fo:text-indent="0cm" style:auto-text-indent="false"/>
    </style:style>
    <style:style style:name="P112" style:family="paragraph" style:parent-style-name="Text_20_body" style:list-style-name="L2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13" style:family="paragraph" style:parent-style-name="Text_20_body" style:list-style-name="L26">
      <style:paragraph-properties fo:margin-top="0.423cm" fo:margin-bottom="0.423cm" fo:orphans="2" fo:widows="2" fo:padding="0cm" fo:border="none"/>
    </style:style>
    <style:style style:name="P114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115" style:family="paragraph" style:parent-style-name="Text_20_body" style:list-style-name="L27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16" style:family="paragraph" style:parent-style-name="Text_20_body" style:list-style-name="L27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17" style:family="paragraph" style:parent-style-name="Text_20_body" style:list-style-name="L27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18" style:family="paragraph" style:parent-style-name="Text_20_body">
      <style:paragraph-properties fo:margin-left="2.223cm" fo:margin-right="0cm" fo:text-indent="0.741cm" style:auto-text-indent="false"/>
    </style:style>
    <style:style style:name="P119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120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121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122" style:family="paragraph" style:parent-style-name="Table_20_Contents">
      <style:paragraph-properties fo:margin-left="0cm" fo:margin-right="0cm" fo:text-indent="0cm" style:auto-text-indent="false"/>
    </style:style>
    <style:style style:name="P12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24" style:family="paragraph" style:parent-style-name="Table_20_Contents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25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26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7" style:family="paragraph" style:parent-style-name="Table_20_Contents" style:list-style-name="L11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style:font-name-asian="仿宋"/>
    </style:style>
    <style:style style:name="P128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f0041" fo:font-weight="bold" style:font-weight-asian="bold" style:font-weight-complex="bol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style="normal" fo:font-weight="normal"/>
    </style:style>
    <style:style style:name="T15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6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8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9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20" style:family="text">
      <style:text-properties fo:font-variant="normal" fo:text-transform="none" fo:color="#0f1115" fo:letter-spacing="normal" style:font-name-asian="quote-cjk-patch" style:font-size-asian="12pt" style:language-asian="zh" style:country-asian="CN" style:font-style-asian="normal" style:font-weight-asian="bold"/>
    </style:style>
    <style:style style:name="T21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22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3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4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5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6" style:family="text">
      <style:text-properties fo:font-variant="normal" fo:text-transform="none" fo:color="#0f1115" fo:letter-spacing="normal" style:font-size-asian="12pt" style:font-style-asian="normal"/>
    </style:style>
    <style:style style:name="T27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8" style:family="text">
      <style:text-properties fo:font-variant="normal" fo:text-transform="none" fo:color="#0f1115" fo:letter-spacing="normal" style:font-size-asian="12pt" style:font-style-asian="normal" style:font-weight-asian="normal"/>
    </style:style>
    <style:style style:name="T29" style:family="text"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T30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31" style:family="text">
      <style:text-properties fo:font-variant="normal" fo:text-transform="none" fo:color="#0f1115" fo:letter-spacing="normal" fo:font-weight="normal" style:font-size-asian="12pt" style:font-style-asian="normal" style:font-weight-asian="normal" style:font-weight-complex="normal"/>
    </style:style>
    <style:style style:name="T32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33" style:family="text">
      <style:text-properties fo:font-variant="normal" fo:text-transform="none" fo:color="#0f1115" fo:letter-spacing="normal" style:font-style-asian="normal"/>
    </style:style>
    <style:style style:name="T34" style:family="text">
      <style:text-properties fo:font-variant="normal" fo:text-transform="none" fo:color="#0f1115" fo:font-size="11.25pt" fo:letter-spacing="normal" fo:font-style="normal" loext:opacity="100%"/>
    </style:style>
    <style:style style:name="T35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6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7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38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39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0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1" style:family="text">
      <style:text-properties fo:font-variant="normal" fo:text-transform="none" fo:color="#0f1115" style:font-name="仿宋" fo:letter-spacing="normal" style:font-name-asian="仿宋" style:font-size-asian="12pt" style:language-asian="zh" style:country-asian="CN" style:font-style-asian="normal" style:font-weight-asian="bold"/>
    </style:style>
    <style:style style:name="T42" style:family="text">
      <style:text-properties fo:font-variant="normal" fo:text-transform="none" fo:color="#0f1115" style:font-name="仿宋" fo:letter-spacing="normal" fo:font-weight="normal" style:font-name-asian="仿宋" style:font-size-asian="11.25pt" style:font-style-asian="normal" style:font-weight-asian="normal" style:font-weight-complex="normal"/>
    </style:style>
    <style:style style:name="T43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4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5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6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0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1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2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3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54" style:family="text">
      <style:text-properties fo:font-variant="normal" fo:text-transform="none" fo:color="#0f1115" style:font-name="quote-cjk-patch" fo:font-size="12pt" fo:letter-spacing="normal" fo:font-style="normal" fo:font-weight="bold" style:font-name-asian="仿宋" style:font-size-asian="12pt" style:font-style-asian="normal"/>
    </style:style>
    <style:style style:name="T55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56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59" style:family="text">
      <style:text-properties fo:font-variant="normal" fo:text-transform="none" fo:color="#0f1115" fo:font-size="12pt" fo:letter-spacing="normal" fo:font-style="normal" fo:font-weight="bold"/>
    </style:style>
    <style:style style:name="T60" style:family="text">
      <style:text-properties fo:font-variant="normal" fo:text-transform="none" fo:color="#0f1115" fo:font-size="12pt" fo:letter-spacing="normal" fo:font-style="normal" fo:font-weight="bold" style:font-size-asian="12pt" style:font-style-asian="normal"/>
    </style:style>
    <style:style style:name="T61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62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63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weight-asian="normal" style:font-weight-complex="normal"/>
    </style:style>
    <style:style style:name="T64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65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66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67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68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69" style:family="text"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T70" style:family="text">
      <style:text-properties fo:font-variant="normal" fo:text-transform="none" fo:color="#0f1115" style:font-name="黑体" fo:letter-spacing="normal" style:font-name-asian="quote-cjk-patch" style:font-size-asian="15pt" style:font-style-asian="normal" style:font-weight-asian="bold"/>
    </style:style>
    <style:style style:name="T71" style:family="text">
      <style:text-properties fo:font-variant="normal" fo:text-transform="none" fo:color="#0f1115" style:font-name="黑体" fo:letter-spacing="normal" style:font-name-asian="黑体" style:font-size-asian="15pt" style:font-style-asian="normal" style:font-weight-asian="bold"/>
    </style:style>
    <style:style style:name="T72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73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74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75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76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77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79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80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81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82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83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84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85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86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87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88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89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90" style:family="text">
      <style:text-properties fo:font-variant="normal" fo:text-transform="none" fo:color="#0f1115" style:font-name="黑体" fo:font-size="12pt" fo:letter-spacing="normal" fo:font-weight="normal" style:font-name-asian="黑体" style:font-size-asian="12pt" style:font-style-asian="normal" style:font-weight-asian="normal" style:font-size-complex="12pt" style:font-weight-complex="normal"/>
    </style:style>
    <style:style style:name="T91" style:family="text">
      <style:text-properties style:font-name="宋体" fo:font-weight="normal" style:font-name-asian="宋体" style:font-weight-asian="normal" style:font-weight-complex="normal"/>
    </style:style>
    <style:style style:name="T92" style:family="text">
      <style:text-properties style:font-name="方正仿宋_GBK1" fo:font-weight="normal" style:font-name-asian="方正仿宋_GBK1" style:font-weight-asian="normal" style:font-weight-complex="normal"/>
    </style:style>
    <style:style style:name="T93" style:family="text">
      <style:text-properties style:font-size-asian="12pt" style:font-style-asian="normal" style:font-weight-asian="normal"/>
    </style:style>
    <style:style style:name="T94" style:family="text">
      <style:text-properties style:font-name-asian="quote-cjk-patch" style:font-style-asian="normal"/>
    </style:style>
    <style:style style:name="T95" style:family="text">
      <style:text-properties style:font-name-asian="quote-cjk-patch" style:font-size-asian="12pt" style:font-style-asian="normal" style:font-weight-asian="normal"/>
    </style:style>
    <style:style style:name="T96" style:family="text">
      <style:text-properties style:font-name-asian="quote-cjk-patch" style:font-weight-asian="bold"/>
    </style:style>
    <style:style style:name="T97" style:family="text">
      <style:text-properties style:font-name="quote-cjk-patch" fo:font-size="12pt" fo:font-style="normal" fo:font-weight="normal"/>
    </style:style>
    <style:style style:name="T98" style:family="text">
      <style:text-properties style:font-name="仿宋" style:font-name-asian="仿宋"/>
    </style:style>
    <style:style style:name="T99" style:family="text">
      <style:text-properties style:font-name="仿宋" fo:font-size="12pt" style:font-name-asian="仿宋" style:font-size-asian="12pt" style:font-size-complex="12pt"/>
    </style:style>
    <style:style style:name="T100" style:family="text">
      <style:text-properties style:font-name="仿宋" fo:font-size="12pt" fo:font-weight="normal" style:font-name-asian="仿宋" style:font-size-complex="12pt" style:font-weight-complex="normal"/>
    </style:style>
    <style:style style:name="T101" style:family="text">
      <style:text-properties style:font-name="黑体" style:font-name-asian="黑体"/>
    </style:style>
    <style:style style:name="T102" style:family="text">
      <style:text-properties style:font-name="黑体" fo:font-weight="bold" style:font-name-asian="黑体" style:font-weight-asian="bold" style:font-weight-complex="bold"/>
    </style:style>
    <style:style style:name="T103" style:family="text">
      <style:text-properties style:font-name="黑体" fo:font-size="12pt" style:font-name-asian="黑体" style:font-size-asian="12pt" style:font-size-complex="12pt"/>
    </style:style>
    <style:style style:name="T104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05" style:family="text"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xx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8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30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32">日期</text:p>
          </table:table-cell>
          <table:table-cell table:style-name="表格6.A1" office:value-type="string">
            <text:p text:style-name="P33">修改</text:p>
          </table:table-cell>
          <table:table-cell table:style-name="表格6.A1" office:value-type="string">
            <text:p text:style-name="P35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3">作者</text:p>
          </table:table-cell>
        </table:table-row>
        <table:table-row>
          <table:table-cell table:style-name="表格6.A2" office:value-type="string">
            <text:p text:style-name="P26"><text:span text:style-name="T6">2021</text:span><text:span text:style-name="T7">年11月25日</text:span></text:p>
          </table:table-cell>
          <table:table-cell table:style-name="表格6.A2" office:value-type="string">
            <text:p text:style-name="P34">0.1.0</text:p>
          </table:table-cell>
          <table:table-cell table:style-name="表格6.A2" office:value-type="string">
            <text:p text:style-name="P24">初始版本</text:p>
          </table:table-cell>
          <table:table-cell table:style-name="表格6.D2" office:value-type="string">
            <text:p text:style-name="P31"/>
          </table:table-cell>
        </table:table-row>
        <table:table-row>
          <table:table-cell table:style-name="表格6.A2" office:value-type="string">
            <text:p text:style-name="P26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4">0.2.0</text:p>
          </table:table-cell>
          <table:table-cell table:style-name="表格6.A2" office:value-type="string">
            <text:p text:style-name="P27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31"/>
          </table:table-cell>
        </table:table-row>
        <table:table-row>
          <table:table-cell table:style-name="表格6.A2" office:value-type="string">
            <text:p text:style-name="P26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4">0.2.1</text:p>
          </table:table-cell>
          <table:table-cell table:style-name="表格6.A2" office:value-type="string">
            <text:p text:style-name="P26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2" office:value-type="string">
            <text:p text:style-name="P26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4">0.3.0</text:p>
          </table:table-cell>
          <table:table-cell table:style-name="表格6.A2" office:value-type="string">
            <text:p text:style-name="P24">对系统所要做的事情进行详细描述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2" office:value-type="string">
            <text:p text:style-name="P26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4">0.3.1</text:p>
          </table:table-cell>
          <table:table-cell table:style-name="表格6.A2" office:value-type="string">
            <text:p text:style-name="P24">增加系统要做的事情，同时避免抢占设计</text:p>
          </table:table-cell>
          <table:table-cell table:style-name="表格6.D2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5">2022年1月10日</text:p>
          </table:table-cell>
          <table:table-cell table:style-name="表格6.A7" office:value-type="string">
            <text:p text:style-name="P34">0.3.2</text:p>
          </table:table-cell>
          <table:table-cell table:style-name="表格6.A7" office:value-type="string">
            <text:p text:style-name="P24">增加互动交流处关于点赞，收藏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3月21日</text:p>
          </table:table-cell>
          <table:table-cell table:style-name="表格6.A7" office:value-type="string">
            <text:p text:style-name="P34">0.3.3</text:p>
          </table:table-cell>
          <table:table-cell table:style-name="表格6.A7" office:value-type="string">
            <text:p text:style-name="P24">修改获取素材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3月28日</text:p>
          </table:table-cell>
          <table:table-cell table:style-name="表格6.A7" office:value-type="string">
            <text:p text:style-name="P34">0.4.0</text:p>
          </table:table-cell>
          <table:table-cell table:style-name="表格6.A7" office:value-type="string">
            <text:p text:style-name="P24">用况变为交替进行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5日</text:p>
          </table:table-cell>
          <table:table-cell table:style-name="表格6.A7" office:value-type="string">
            <text:p text:style-name="P34">0.4.1</text:p>
          </table:table-cell>
          <table:table-cell table:style-name="表格6.A7" office:value-type="string">
            <text:p text:style-name="P24">添加业务流程切换的有界备选流描述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9日</text:p>
          </table:table-cell>
          <table:table-cell table:style-name="表格6.A7" office:value-type="string">
            <text:p text:style-name="P34">0.4.2</text:p>
          </table:table-cell>
          <table:table-cell table:style-name="表格6.A7" office:value-type="string">
            <text:p text:style-name="P24">添加社交细节，修改版本号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4月26日</text:p>
          </table:table-cell>
          <table:table-cell table:style-name="表格6.A7" office:value-type="string">
            <text:p text:style-name="P34">0.4.3</text:p>
          </table:table-cell>
          <table:table-cell table:style-name="表格6.A7" office:value-type="string">
            <text:p text:style-name="P24">添加关于上传的素材的细节</text:p>
          </table:table-cell>
          <table:table-cell table:style-name="表格6.D7" office:value-type="string">
            <text:p text:style-name="P31"/>
          </table:table-cell>
        </table:table-row>
        <table:table-row table:style-name="表格6.5">
          <table:table-cell table:style-name="表格6.A7" office:value-type="string">
            <text:p text:style-name="P26">2022年6月18日</text:p>
          </table:table-cell>
          <table:table-cell table:style-name="表格6.A7" office:value-type="string">
            <text:p text:style-name="P34">0.4.4</text:p>
          </table:table-cell>
          <table:table-cell table:style-name="表格6.A7" office:value-type="string">
            <text:p text:style-name="P24">笔记交互细节</text:p>
          </table:table-cell>
          <table:table-cell table:style-name="表格6.D7" office:value-type="string">
            <text:p text:style-name="P31"/>
          </table:table-cell>
        </table:table-row>
      </table:table>
      <text:p text:style-name="P22"/>
      <text:p text:style-name="P9"/>
      <text:p text:style-name="P9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49"><text:a xlink:type="simple" xlink:href="#__RefHeading__3253_1376500826" office:name="摘要" text:style-name="Index_20_Link" text:visited-style-name="Index_20_Link">摘要<text:tab/>2</text:a></text:p>
          <text:p text:style-name="P49"><text:a xlink:type="simple" xlink:href="#__RefHeading__3584_145136877" office:name=" 立项" text:style-name="Index_20_Link" text:visited-style-name="Index_20_Link">第1章 <text:s/>立项<text:tab/>4</text:a></text:p>
          <text:p text:style-name="P50"><text:a xlink:type="simple" xlink:href="#__RefHeading___Toc4585_481696549" office:name="项目起源与提案" text:style-name="Index_20_Link" text:visited-style-name="Index_20_Link">1.1. 项目起源与提案<text:tab/>4</text:a></text:p>
          <text:p text:style-name="P50"><text:a xlink:type="simple" xlink:href="#__RefHeading___Toc4587_481696549" office:name="Business Case" text:style-name="Index_20_Link" text:visited-style-name="Index_20_Link">1.2. Business Case<text:tab/>4</text:a></text:p>
          <text:p text:style-name="P49"><text:a xlink:type="simple" xlink:href="#__RefHeading___Toc4589_481696549" office:name="愿景" text:style-name="Index_20_Link" text:visited-style-name="Index_20_Link">第2章 愿景<text:tab/>5</text:a></text:p>
          <text:p text:style-name="P50"><text:a xlink:type="simple" xlink:href="#__RefHeading___Toc14369_1003501382" office:name="问题陈述" text:style-name="Index_20_Link" text:visited-style-name="Index_20_Link">2.1. 问题陈述<text:tab/>5</text:a></text:p>
          <text:p text:style-name="P51"><text:a xlink:type="simple" xlink:href="#__RefHeading___Toc13222_1649206321" office:name="问题一" text:style-name="Index_20_Link" text:visited-style-name="Index_20_Link">1. 问题一<text:tab/>5</text:a></text:p>
          <text:p text:style-name="P50"><text:a xlink:type="simple" xlink:href="#__RefHeading___Toc13228_1649206321" office:name="涉众与用户" text:style-name="Index_20_Link" text:visited-style-name="Index_20_Link">2.2. 涉众与用户<text:tab/>5</text:a></text:p>
          <text:p text:style-name="P51"><text:a xlink:type="simple" xlink:href="#__RefHeading___Toc13230_1649206321" office:name="涉众" text:style-name="Index_20_Link" text:visited-style-name="Index_20_Link">1. 涉众<text:tab/>5</text:a></text:p>
          <text:p text:style-name="P51"><text:a xlink:type="simple" xlink:href="#__RefHeading___Toc13232_1649206321" office:name="用户" text:style-name="Index_20_Link" text:visited-style-name="Index_20_Link">2. 用户<text:tab/>5</text:a></text:p>
          <text:p text:style-name="P5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50"><text:a xlink:type="simple" xlink:href="#__RefHeading___Toc13236_1649206321" office:name="产品概述" text:style-name="Index_20_Link" text:visited-style-name="Index_20_Link">2.4. 产品概述<text:tab/>5</text:a></text:p>
          <text:p text:style-name="P51"><text:a xlink:type="simple" xlink:href="#__RefHeading___Toc3259_1373992084" office:name="产品定位陈述" text:style-name="Index_20_Link" text:visited-style-name="Index_20_Link">1. 产品定位陈述<text:tab/>5</text:a></text:p>
          <text:p text:style-name="P5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50"><text:a xlink:type="simple" xlink:href="#__RefHeading___Toc3263_1373992084" office:name="产品特性" text:style-name="Index_20_Link" text:visited-style-name="Index_20_Link">2.5. 产品特性<text:tab/>6</text:a></text:p>
          <text:p text:style-name="P50"><text:a xlink:type="simple" xlink:href="#__RefHeading___Toc13244_1649206321" office:name="其他产品需求" text:style-name="Index_20_Link" text:visited-style-name="Index_20_Link">2.6. 其他产品需求<text:tab/>6</text:a></text:p>
          <text:p text:style-name="P49"><text:a xlink:type="simple" xlink:href="#__RefHeading___Toc14371_1003501382" office:name=" 用况建模" text:style-name="Index_20_Link" text:visited-style-name="Index_20_Link">第3章 <text:s/>用况建模<text:tab/>7</text:a></text:p>
          <text:p text:style-name="P50"><text:a xlink:type="simple" xlink:href="#__RefHeading___Toc14373_1003501382" office:name="术语表" text:style-name="Index_20_Link" text:visited-style-name="Index_20_Link">3.1. 术语表<text:tab/>7</text:a></text:p>
          <text:p text:style-name="P5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50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51"><text:a xlink:type="simple" xlink:href="#__RefHeading___Toc2112_1036705661" office:name="简要描述" text:style-name="Index_20_Link" text:visited-style-name="Index_20_Link">1. 简要描述<text:tab/>8</text:a></text:p>
          <text:p text:style-name="P51"><text:a xlink:type="simple" xlink:href="#__RefHeading___Toc3265_1373992084" office:name="用况图" text:style-name="Index_20_Link" text:visited-style-name="Index_20_Link">2. 用况图<text:tab/>8</text:a></text:p>
          <text:p text:style-name="P51"><text:a xlink:type="simple" xlink:href="#__RefHeading___Toc2118_1036705661" office:name="前置条件：" text:style-name="Index_20_Link" text:visited-style-name="Index_20_Link">3. 前置条件：<text:tab/>8</text:a></text:p>
          <text:p text:style-name="P51"><text:a xlink:type="simple" xlink:href="#__RefHeading___Toc2120_1036705661" office:name="基本流：" text:style-name="Index_20_Link" text:visited-style-name="Index_20_Link">4. 基本流：<text:tab/>8</text:a></text:p>
          <text:p text:style-name="P51"><text:a xlink:type="simple" xlink:href="#__RefHeading___Toc3429_1513600048" office:name="子流" text:style-name="Index_20_Link" text:visited-style-name="Index_20_Link">5. 子流<text:tab/>11</text:a></text:p>
          <text:p text:style-name="P52"><text:a xlink:type="simple" xlink:href="#__RefHeading___Toc3267_1373992084" office:name="登录" text:style-name="Index_20_Link" text:visited-style-name="Index_20_Link"><text:s/>5.1. 登录<text:tab/>11</text:a></text:p>
          <text:p text:style-name="P51"><text:a xlink:type="simple" xlink:href="#__RefHeading___Toc2122_1036705661" office:name="备选流" text:style-name="Index_20_Link" text:visited-style-name="Index_20_Link">6. 备选流<text:tab/>11</text:a></text:p>
          <text:p text:style-name="P49"><text:a xlink:type="simple" xlink:href="#__RefHeading___Toc8567_481696549" office:name="需求分析" text:style-name="Index_20_Link" text:visited-style-name="Index_20_Link">第4章 需求分析<text:tab/>12</text:a></text:p>
          <text:p text:style-name="P50"><text:a xlink:type="simple" xlink:href="#__RefHeading___Toc8569_481696549" office:name="健壮性分析" text:style-name="Index_20_Link" text:visited-style-name="Index_20_Link">4.1. 健壮性分析<text:tab/>12</text:a></text:p>
          <text:p text:style-name="P50"><text:a xlink:type="simple" xlink:href="#__RefHeading___Toc8571_481696549" office:name="交互建模" text:style-name="Index_20_Link" text:visited-style-name="Index_20_Link">4.2. 交互建模<text:tab/>12</text:a></text:p>
          <text:p text:style-name="P49"><text:a xlink:type="simple" xlink:href="#__RefHeading___Toc8573_481696549" office:name="架构设计" text:style-name="Index_20_Link" text:visited-style-name="Index_20_Link">第5章 架构设计<text:tab/>13</text:a></text:p>
          <text:p text:style-name="P49"><text:a xlink:type="simple" xlink:href="#__RefHeading___Toc8575_481696549" office:name="详细设计" text:style-name="Index_20_Link" text:visited-style-name="Index_20_Link">第6章 详细设计<text:tab/>14</text:a></text:p>
          <text:p text:style-name="P49"><text:a xlink:type="simple" xlink:href="#__RefHeading__2857_375319270" office:name="后记" text:style-name="Index_20_Link" text:visited-style-name="Index_20_Link">后记<text:tab/>15</text:a></text:p>
          <text:p text:style-name="P49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67" text:outline-level="1"><text:bookmark-start text:name="__RefHeading__3584_145136877"/><text:s/>立项<text:bookmark-end text:name="__RefHeading__3584_145136877"/></text:h>
      <text:p text:style-name="P14">重要说明：本文档的结构不是标准的样例，请根据你们项目的情况自行编写。</text:p>
      <text:h text:style-name="P75" text:outline-level="2"><text:bookmark-start text:name="__RefHeading___Toc4585_481696549"/>项目起源与提案<text:bookmark-end text:name="__RefHeading___Toc4585_481696549"/></text:h>
      <text:p text:style-name="P19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20"> </text:p>
      <text:p text:style-name="P53"/>
      <text:h text:style-name="P76" text:outline-level="2"><text:bookmark-start text:name="__RefHeading___Toc4587_481696549"/>Business Case<text:bookmark-end text:name="__RefHeading___Toc4587_481696549"/></text:h>
      <text:p text:style-name="P58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67" text:outline-level="1"><text:bookmark-start text:name="__RefHeading___Toc4589_481696549"/>愿景<text:bookmark-end text:name="__RefHeading___Toc4589_481696549"/></text:h>
      <text:p text:style-name="P14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69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6">要素</text:p>
          </table:table-cell>
          <table:table-cell table:style-name="表格5.B1" office:value-type="string">
            <text:p text:style-name="P66">描述</text:p>
          </table:table-cell>
        </table:table-row>
        <table:table-row>
          <table:table-cell table:style-name="表格5.A2" office:value-type="string">
            <text:p text:style-name="P66">问题</text:p>
          </table:table-cell>
          <table:table-cell table:style-name="表格5.B2" office:value-type="string">
            <text:p text:style-name="P43"><text:span text:style-name="T15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66">影响</text:p>
          </table:table-cell>
          <table:table-cell table:style-name="表格5.B2" office:value-type="string">
            <text:p text:style-name="P66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66">结果</text:p>
          </table:table-cell>
          <table:table-cell table:style-name="表格5.B2" office:value-type="string">
            <text:p text:style-name="P43"><text:span text:style-name="T15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66">优点</text:p>
          </table:table-cell>
          <table:table-cell table:style-name="表格5.B2" office:value-type="string">
            <text:p text:style-name="P43"><text:span text:style-name="T15">一个成功的解决方案将提供一个网络稳定、玩法直观且有深度、性能友好的多人动作游戏平台</text:span> </text:p>
          </table:table-cell>
        </table:table-row>
      </table:table>
      <text:h text:style-name="P69" text:outline-level="3" text:is-list-header="true"/>
      <text:h text:style-name="P77" text:outline-level="2"><text:bookmark-start text:name="__RefHeading___Toc13228_1649206321"/>涉众与用户<text:bookmark-end text:name="__RefHeading___Toc13228_1649206321"/></text:h>
      <text:h text:style-name="P69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8">涉众</text:p>
          </table:table-cell>
          <table:table-cell table:style-name="表格1.A1" office:value-type="string">
            <text:p text:style-name="P18">涉众类型</text:p>
          </table:table-cell>
          <table:table-cell table:style-name="表格1.C1" office:value-type="string">
            <text:p text:style-name="P18">简要描述</text:p>
          </table:table-cell>
        </table:table-row>
        <table:table-row table:style-name="表格1.1">
          <table:table-cell table:style-name="表格1.A2" office:value-type="string">
            <text:p text:style-name="P45">核心开发成员</text:p>
          </table:table-cell>
          <table:table-cell table:style-name="表格1.A2" office:value-type="string">
            <text:p text:style-name="P45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8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8">游戏测试者 (内测组)</text:p>
          </table:table-cell>
          <table:table-cell table:style-name="表格1.A2" office:value-type="string">
            <text:p text:style-name="P18">顾问用户</text:p>
          </table:table-cell>
          <table:table-cell table:style-name="表格1.C2" office:value-type="string">
            <text:p text:style-name="P18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6"><text:span text:style-name="Strong_20_Emphasis"><text:span text:style-name="T35">同好游戏社群</text:span></text:span><text:span text:style-name="T92"> </text:span></text:p>
          </table:table-cell>
          <table:table-cell table:style-name="表格1.A2" office:value-type="string">
            <text:p text:style-name="P40"><text:span text:style-name="T15">社区、间接涉众</text:span> </text:p>
          </table:table-cell>
          <table:table-cell table:style-name="表格1.C2" office:value-type="string">
            <text:p text:style-name="P18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40">开源技术社区</text:p>
          </table:table-cell>
          <table:table-cell table:style-name="表格1.A2" office:value-type="string">
            <text:p text:style-name="P40"><text:span text:style-name="T15">支持者、协作者</text:span> </text:p>
          </table:table-cell>
          <table:table-cell table:style-name="表格1.C2" office:value-type="string">
            <text:p text:style-name="P40"><text:span text:style-name="T15">为项目所依赖的</text:span><text:span text:style-name="T34">UE5</text:span><text:span text:style-name="T15">引擎、插件等提供技术支持和问题解答的线上社区。</text:span> </text:p>
          </table:table-cell>
        </table:table-row>
      </table:table>
      <text:p text:style-name="P12"/>
      <text:h text:style-name="P69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8">竞技型玩家</text:p>
          </table:table-cell>
          <table:table-cell table:style-name="表格2.A1" office:value-type="string">
            <text:p text:style-name="P18">享受与人斗的乐趣，喜欢研究战术。<text:line-break/></text:p>
          </table:table-cell>
          <table:table-cell table:style-name="表格2.C1" office:value-type="string">
            <text:p text:style-name="P18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6"><text:span text:style-name="Strong_20_Emphasis"><text:span text:style-name="T35">娱乐型玩家</text:span></text:span><text:span text:style-name="T92"> </text:span></text:p>
          </table:table-cell>
          <table:table-cell table:style-name="表格2.A2" office:value-type="string">
            <text:p text:style-name="P18">主要与朋友组队，享受合作乐趣。</text:p>
          </table:table-cell>
          <table:table-cell table:style-name="表格2.C2" office:value-type="string">
            <text:p text:style-name="P18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8"/>
          </table:table-cell>
          <table:table-cell table:style-name="表格2.A2" office:value-type="string">
            <text:p text:style-name="P18"/>
          </table:table-cell>
          <table:table-cell table:style-name="表格2.C2" office:value-type="string">
            <text:p text:style-name="P18"/>
          </table:table-cell>
        </table:table-row>
      </table:table>
      <text:p text:style-name="P12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59">编号</text:p>
          </table:table-cell>
          <table:table-cell table:style-name="表格7.A1" office:value-type="string">
            <text:p text:style-name="P60">用户需求</text:p>
          </table:table-cell>
          <table:table-cell table:style-name="表格7.C1" office:value-type="string">
            <text:p text:style-name="P60">说明</text:p>
          </table:table-cell>
        </table:table-row>
        <table:table-row>
          <table:table-cell table:style-name="表格7.A2" office:value-type="string">
            <text:p text:style-name="P59">UR-01</text:p>
          </table:table-cell>
          <table:table-cell table:style-name="表格7.A2" office:value-type="string">
            <text:p text:style-name="P59">轻松加入同一局域网下的游戏</text:p>
          </table:table-cell>
          <table:table-cell table:style-name="表格7.C2" office:value-type="string">
            <text:p text:style-name="P59"><text:span text:style-name="T15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59">UR-02</text:p>
          </table:table-cell>
          <table:table-cell table:style-name="表格7.A2" office:value-type="string">
            <text:p text:style-name="P59">角色移动流畅<text:span text:style-name="T9">、</text:span>响应及时</text:p>
          </table:table-cell>
          <table:table-cell table:style-name="表格7.C2" office:value-type="string">
            <text:p text:style-name="P59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59">UR-03</text:p>
          </table:table-cell>
          <table:table-cell table:style-name="表格7.A2" office:value-type="string">
            <text:p text:style-name="P55"><text:span text:style-name="Strong_20_Emphasis"><text:span text:style-name="T35">进行基本的攻击并看到清晰的反馈</text:span></text:span><text:span text:style-name="T92"> </text:span></text:p>
          </table:table-cell>
          <table:table-cell table:style-name="表格7.C2" office:value-type="string">
            <text:p text:style-name="P59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59">UR-04</text:p>
          </table:table-cell>
          <table:table-cell table:style-name="表格7.A2" office:value-type="string">
            <text:p text:style-name="P59">清晰地了解游戏状态</text:p>
          </table:table-cell>
          <table:table-cell table:style-name="表格7.C2" office:value-type="string">
            <text:p text:style-name="P59">能够随时便捷地查看自身血量、技能状态、胜负条件等关键信息。</text:p>
          </table:table-cell>
        </table:table-row>
      </table:table>
      <text:p text:style-name="P17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7">for</text:p>
          </table:table-cell>
          <table:table-cell table:style-name="表格3.B1" office:value-type="string">
            <text:p text:style-name="P18">热爱多人对抗、追求纯粹竞技乐趣的玩家</text:p>
          </table:table-cell>
        </table:table-row>
        <table:table-row>
          <table:table-cell table:style-name="表格3.A2" office:value-type="string">
            <text:p text:style-name="P17">who</text:p>
          </table:table-cell>
          <table:table-cell table:style-name="表格3.B2" office:value-type="string">
            <text:p text:style-name="P18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7">the</text:p>
          </table:table-cell>
          <table:table-cell table:style-name="表格3.B2" office:value-type="string">
            <text:p text:style-name="P18">是一款由爱好者开发的第三人称PVP游戏</text:p>
          </table:table-cell>
        </table:table-row>
        <table:table-row>
          <table:table-cell table:style-name="表格3.A2" office:value-type="string">
            <text:p text:style-name="P17">That</text:p>
          </table:table-cell>
          <table:table-cell table:style-name="表格3.B2" office:value-type="string">
            <text:p text:style-name="P18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6"><text:span text:style-name="T36">本产品是一款专注于</text:span><text:span text:style-name="Strong_20_Emphasis"><text:span text:style-name="T36">核心对战体验</text:span></text:span><text:span text:style-name="T36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91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57">特性ID</text:p>
          </table:table-cell>
          <table:table-cell table:style-name="表格8.A1" office:value-type="string">
            <text:p text:style-name="P41"><text:span text:style-name="T15">特性名称</text:span> </text:p>
          </table:table-cell>
          <table:table-cell table:style-name="表格8.C1" office:value-type="string">
            <text:p text:style-name="P57">描述</text:p>
          </table:table-cell>
        </table:table-row>
        <table:table-row>
          <table:table-cell table:style-name="表格8.A2" office:value-type="string">
            <text:p text:style-name="P57">FEAT-01</text:p>
          </table:table-cell>
          <table:table-cell table:style-name="表格8.A2" office:value-type="string">
            <text:p text:style-name="P57">无障碍局域网联机</text:p>
          </table:table-cell>
          <table:table-cell table:style-name="表格8.C2" office:value-type="string">
            <text:p text:style-name="P57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57">FEAT-02</text:p>
          </table:table-cell>
          <table:table-cell table:style-name="表格8.A2" office:value-type="string">
            <text:p text:style-name="P57">流畅的角色控制</text:p>
          </table:table-cell>
          <table:table-cell table:style-name="表格8.C2" office:value-type="string">
            <text:p text:style-name="P40"><text:span text:style-name="T15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57">FEAT-03</text:p>
          </table:table-cell>
          <table:table-cell table:style-name="表格8.A2" office:value-type="string">
            <text:p text:style-name="P57">直观的基础战斗</text:p>
          </table:table-cell>
          <table:table-cell table:style-name="表格8.C2" office:value-type="string">
            <text:p text:style-name="P57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57">FEAT-04</text:p>
          </table:table-cell>
          <table:table-cell table:style-name="表格8.A2" office:value-type="string">
            <text:p text:style-name="P57">明确的胜负体系</text:p>
          </table:table-cell>
          <table:table-cell table:style-name="表格8.C2" office:value-type="string">
            <text:p text:style-name="P57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57">FEAT-05</text:p>
          </table:table-cell>
          <table:table-cell table:style-name="表格8.A2" office:value-type="string">
            <text:p text:style-name="P57">基础信息呈现</text:p>
          </table:table-cell>
          <table:table-cell table:style-name="表格8.C2" office:value-type="string">
            <text:p text:style-name="P40"><text:span text:style-name="T15">通过游戏内</text:span><text:span text:style-name="T34">HUD</text:span><text:span text:style-name="T15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60">类型</text:p>
          </table:table-cell>
          <table:table-cell table:style-name="表格9.A1" office:value-type="string">
            <text:p text:style-name="P60">需求</text:p>
          </table:table-cell>
          <table:table-cell table:style-name="表格9.C1" office:value-type="string">
            <text:p text:style-name="P60">描述</text:p>
          </table:table-cell>
        </table:table-row>
        <table:table-row>
          <table:table-cell table:style-name="表格9.A2" office:value-type="string">
            <text:p text:style-name="P60">性能</text:p>
          </table:table-cell>
          <table:table-cell table:style-name="表格9.A2" office:value-type="string">
            <text:p text:style-name="P60">高帧率运行</text:p>
          </table:table-cell>
          <table:table-cell table:style-name="表格9.C2" office:value-type="string">
            <text:p text:style-name="P59"><text:span text:style-name="T15">在局域网环境下，游戏客户端应保持帧率稳定在</text:span><text:span text:style-name="T34">60 FPS</text:span><text:span text:style-name="T15">以上，以确保操作响应的流畅性。</text:span> </text:p>
          </table:table-cell>
        </table:table-row>
        <table:table-row>
          <table:table-cell table:style-name="表格9.A2" office:value-type="string">
            <text:p text:style-name="P60">性能</text:p>
          </table:table-cell>
          <table:table-cell table:style-name="表格9.A2" office:value-type="string">
            <text:p text:style-name="P55"><text:span text:style-name="Strong_20_Emphasis"><text:span text:style-name="T35">低操作延迟</text:span></text:span><text:span text:style-name="T92"> </text:span></text:p>
          </table:table-cell>
          <table:table-cell table:style-name="表格9.C2" office:value-type="string">
            <text:p text:style-name="P59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60">可靠性</text:p>
          </table:table-cell>
          <table:table-cell table:style-name="表格9.A2" office:value-type="string">
            <text:p text:style-name="P60">主机稳定性</text:p>
          </table:table-cell>
          <table:table-cell table:style-name="表格9.C2" office:value-type="string">
            <text:p text:style-name="P59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60">可靠性</text:p>
          </table:table-cell>
          <table:table-cell table:style-name="表格9.A2" office:value-type="string">
            <text:p text:style-name="P60">网络容错</text:p>
          </table:table-cell>
          <table:table-cell table:style-name="表格9.C2" office:value-type="string">
            <text:p text:style-name="P59"><text:span text:style-name="T15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60">可用性</text:p>
          </table:table-cell>
          <table:table-cell table:style-name="表格9.A2" office:value-type="string">
            <text:p text:style-name="P60">操作符合惯例</text:p>
          </table:table-cell>
          <table:table-cell table:style-name="表格9.C2" office:value-type="string">
            <text:p text:style-name="P59"><text:span text:style-name="T15">游戏的核心操作逻辑（移动、攻击、技能释放等）应符</text:span><text:span text:style-name="T17">合</text:span><text:span text:style-name="T15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60">可用性</text:p>
          </table:table-cell>
          <table:table-cell table:style-name="表格9.A2" office:value-type="string">
            <text:p text:style-name="P55"><text:span text:style-name="Strong_20_Emphasis"><text:span text:style-name="T35">界面直观</text:span></text:span><text:span text:style-name="T92"> </text:span></text:p>
          </table:table-cell>
          <table:table-cell table:style-name="表格9.C2" office:value-type="string">
            <text:p text:style-name="P59"><text:span text:style-name="T15">用户界面（</text:span><text:span text:style-name="T34">UI</text:span><text:span text:style-name="T15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60">兼容性</text:p>
          </table:table-cell>
          <table:table-cell table:style-name="表格9.A2" office:value-type="string">
            <text:p text:style-name="P55"><text:span text:style-name="Strong_20_Emphasis"><text:span text:style-name="T38">Windows</text:span></text:span><text:span text:style-name="Strong_20_Emphasis"><text:span text:style-name="T35">平台支持</text:span></text:span><text:span text:style-name="T92"> </text:span></text:p>
          </table:table-cell>
          <table:table-cell table:style-name="表格9.C2" office:value-type="string">
            <text:p text:style-name="P59"><text:span text:style-name="T15">游戏客户端必须能够在 </text:span><text:span text:style-name="T34">Windows 10/11 </text:span><text:span text:style-name="T15">操作系统上正常运行。</text:span> </text:p>
          </table:table-cell>
        </table:table-row>
      </table:table>
      <text:p text:style-name="Text_20_body"/>
      <text:h text:style-name="P67" text:outline-level="1"><text:bookmark-start text:name="__RefHeading___Toc14371_1003501382"/><text:s/>用况建模<text:bookmark-end text:name="__RefHeading___Toc14371_1003501382"/></text:h>
      <text:p text:style-name="P14">重要说明：本文档的结构不是标准的样例，请根据你们项目的情况自行编写。</text:p>
      <text:p text:style-name="P15"><text:span text:style-name="T9">请确定系统所有的用况，写出它们的</text:span><text:span text:style-name="T10">简要描述</text:span><text:span text:style-name="T9">。然后，选择某个用况，进行</text:span><text:span text:style-name="T10">列表式提纲</text:span><text:span text:style-name="T9">～</text:span><text:span text:style-name="T10">完整描述</text:span><text:span text:style-name="T9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1">名称</text:p>
          </table:table-cell>
          <table:table-cell table:style-name="表格4.B1" office:value-type="string">
            <text:p text:style-name="P61">定义</text:p>
          </table:table-cell>
        </table:table-row>
        <table:table-row>
          <table:table-cell table:style-name="表格4.A2" office:value-type="string">
            <text:p text:style-name="P37"><text:span text:style-name="T92"><text:line-break/></text:span><text:span text:style-name="Strong_20_Emphasis"><text:span text:style-name="T92">玩家 </text:span></text:span><text:span text:style-name="T92"><text:s/></text:span></text:p>
          </table:table-cell>
          <table:table-cell table:style-name="表格4.B2" office:value-type="string">
            <text:p text:style-name="P39"><text:span text:style-name="T15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38"><text:span text:style-name="Strong_20_Emphasis"><text:span text:style-name="T35">游戏会话 </text:span></text:span><text:span text:style-name="Strong_20_Emphasis"><text:span text:style-name="T38">(Game Session)</text:span></text:span><text:span text:style-name="T92"> </text:span></text:p>
          </table:table-cell>
          <table:table-cell table:style-name="表格4.B2" office:value-type="string">
            <text:p text:style-name="P39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5">主机 </text:span></text:span><text:span text:style-name="Strong_20_Emphasis"><text:span text:style-name="T38">(Host)</text:span></text:span><text:span text:style-name="T92"> </text:span></text:p>
          </table:table-cell>
          <table:table-cell table:style-name="表格4.B2" office:value-type="string">
            <text:p text:style-name="P40"><text:span text:style-name="T15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57">客户端 (Client)</text:p>
          </table:table-cell>
          <table:table-cell table:style-name="表格4.B2" office:value-type="string">
            <text:p text:style-name="P40"><text:span text:style-name="T15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5">网络复制 </text:span></text:span><text:span text:style-name="T92"><text:s/></text:span></text:p>
          </table:table-cell>
          <table:table-cell table:style-name="表格4.B2" office:value-type="string">
            <text:p text:style-name="P40"><text:span text:style-name="T34">UE5</text:span><text:span text:style-name="T15">中用于将</text:span><text:span text:style-name="T34">Actor</text:span><text:span text:style-name="T15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7">角色</text:span></text:span><text:span text:style-name="T92"> </text:span></text:p>
          </table:table-cell>
          <table:table-cell table:style-name="表格4.B2" office:value-type="string">
            <text:p text:style-name="P40"><text:span text:style-name="T21">玩家在游戏中控制的虚拟实体</text:span> </text:p>
          </table:table-cell>
        </table:table-row>
        <table:table-row>
          <table:table-cell table:style-name="表格4.A2" office:value-type="string">
            <text:p text:style-name="P36"><text:span text:style-name="T92">重生</text:span></text:p>
          </table:table-cell>
          <table:table-cell table:style-name="表格4.B2" office:value-type="string">
            <text:p text:style-name="P57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57"><text:span text:style-name="Strong_20_Emphasis"><text:span text:style-name="T22">局域网对战</text:span></text:span> </text:p>
          </table:table-cell>
          <table:table-cell table:style-name="表格4.B2" office:value-type="string">
            <text:p text:style-name="P57"><text:span text:style-name="T21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7">战绩</text:span></text:span><text:span text:style-name="T92"> </text:span></text:p>
          </table:table-cell>
          <table:table-cell table:style-name="表格4.B2" office:value-type="string">
            <text:p text:style-name="P57"><text:span text:style-name="T21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7">成就</text:span></text:span><text:span text:style-name="T92"> </text:span></text:p>
          </table:table-cell>
          <table:table-cell table:style-name="表格4.B2" office:value-type="string">
            <text:p text:style-name="P57"><text:span text:style-name="T21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36"><text:span text:style-name="T92"/></text:p>
          </table:table-cell>
          <table:table-cell table:style-name="表格4.B2" office:value-type="string">
            <text:p text:style-name="P57"/>
          </table:table-cell>
        </table:table-row>
        <table:table-row>
          <table:table-cell table:style-name="表格4.A2" office:value-type="string">
            <text:p text:style-name="P36"><text:span text:style-name="T92"/></text:p>
          </table:table-cell>
          <table:table-cell table:style-name="表格4.B2" office:value-type="string">
            <text:p text:style-name="P57"/>
          </table:table-cell>
        </table:table-row>
        <table:table-row>
          <table:table-cell table:style-name="表格4.A2" office:value-type="string">
            <text:p text:style-name="P36"><text:span text:style-name="T92"/></text:p>
          </table:table-cell>
          <table:table-cell table:style-name="表格4.B2" office:value-type="string">
            <text:p text:style-name="P40"/>
          </table:table-cell>
        </table:table-row>
        <table:table-row>
          <table:table-cell table:style-name="表格4.A2" office:value-type="string">
            <text:p text:style-name="P36"><text:span text:style-name="T92"/></text:p>
          </table:table-cell>
          <table:table-cell table:style-name="表格4.B2" office:value-type="string">
            <text:p text:style-name="P57"/>
          </table:table-cell>
        </table:table-row>
        <table:table-row>
          <table:table-cell table:style-name="表格4.A2" office:value-type="string">
            <text:p text:style-name="P54"/>
          </table:table-cell>
          <table:table-cell table:style-name="表格4.B2" office:value-type="string">
            <text:p text:style-name="P54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p text:style-name="Text_20_body"><text:soft-pag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78" text:outline-level="2"><text:bookmark-start text:name="__RefHeading___Toc2108_1036705661"/>主要用况<text:bookmark-end text:name="__RefHeading___Toc2108_1036705661"/></text:h>
      <table:table table:name="表格10" table:style-name="表格10">
        <table:table-column table:style-name="表格10.A" table:number-columns-repeated="3"/>
        <table:table-row>
          <table:table-cell table:style-name="表格10.A1" office:value-type="string">
            <text:p text:style-name="P56">编号</text:p>
          </table:table-cell>
          <table:table-cell table:style-name="表格10.A1" office:value-type="string">
            <text:p text:style-name="P56">名称</text:p>
          </table:table-cell>
          <table:table-cell table:style-name="表格10.C1" office:value-type="string">
            <text:p text:style-name="P121">描述</text:p>
          </table:table-cell>
        </table:table-row>
        <table:table-row>
          <table:table-cell table:style-name="表格10.A2" office:value-type="string">
            <text:p text:style-name="P63">UC-01</text:p>
          </table:table-cell>
          <table:table-cell table:style-name="表格10.A2" office:value-type="string">
            <text:p text:style-name="P55"><text:span text:style-name="Strong_20_Emphasis"><text:span text:style-name="T43">进行一轮战局竞技</text:span></text:span></text:p>
          </table:table-cell>
          <table:table-cell table:style-name="表格10.C2" office:value-type="string">
            <text:p text:style-name="P62"><text:span text:style-name="T16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62">UC-02</text:p>
          </table:table-cell>
          <table:table-cell table:style-name="表格10.A2" office:value-type="string">
            <text:p text:style-name="P62"><text:span text:style-name="Strong_20_Emphasis"><text:span text:style-name="T30">创建与管理游戏房间</text:span></text:span><text:span text:style-name="T12"> </text:span></text:p>
          </table:table-cell>
          <table:table-cell table:style-name="表格10.C2" office:value-type="string">
            <text:p text:style-name="P62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62">UC-03</text:p>
          </table:table-cell>
          <table:table-cell table:style-name="表格10.A2" office:value-type="string">
            <text:p text:style-name="P62">个性化游戏角色</text:p>
          </table:table-cell>
          <table:table-cell table:style-name="表格10.C2" office:value-type="string">
            <text:p text:style-name="P62"><text:span text:style-name="T16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62">UC-04</text:p>
          </table:table-cell>
          <table:table-cell table:style-name="表格10.A2" office:value-type="string">
            <text:p text:style-name="P62">追踪与展示成长历程</text:p>
          </table:table-cell>
          <table:table-cell table:style-name="表格10.C2" office:value-type="string">
            <text:p text:style-name="P62"><text:span text:style-name="T16">玩家查看自己的战绩统计、成就与历史记录，获得持续的游戏反馈与荣誉感</text:span> </text:p>
          </table:table-cell>
        </table:table-row>
        <table:table-row>
          <table:table-cell table:style-name="表格10.A2" office:value-type="string">
            <text:p text:style-name="P62"/>
          </table:table-cell>
          <table:table-cell table:style-name="表格10.A2" office:value-type="string">
            <text:p text:style-name="P62"/>
          </table:table-cell>
          <table:table-cell table:style-name="表格10.C2" office:value-type="string">
            <text:p text:style-name="P62"/>
          </table:table-cell>
        </table:table-row>
        <table:table-row table:style-name="表格10.7">
          <table:table-cell table:style-name="表格10.A2" office:value-type="string">
            <text:p text:style-name="P63"/>
          </table:table-cell>
          <table:table-cell table:style-name="表格10.A2" office:value-type="string">
            <text:p text:style-name="P55"><text:span text:style-name="Strong_20_Emphasis"><text:span text:style-name="T42"/></text:span></text:p>
          </table:table-cell>
          <table:table-cell table:style-name="表格10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用况的描述<text:span text:style-name="T11">（完整描述）#说明，不同阶段，用况应该有不同版本。</text:span></text:h>
      <text:h text:style-name="Heading_20_2" text:outline-level="2" text:is-list-header="true"><text:span text:style-name="Strong_20_Emphasis"><text:span text:style-name="T61">用况 </text:span></text:span><text:span text:style-name="Strong_20_Emphasis"><text:span text:style-name="T52">UC-01</text:span></text:span><text:span text:style-name="Strong_20_Emphasis"><text:span text:style-name="T61">：进行一轮团队竞技</text:span></text:span></text:h>
      <text:p text:style-name="Table_20_Contents"><text:span text:style-name="T11"/></text:p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3"><text:s text:c="3"/>本用况描述了玩家参与并完成一轮完整</text:span><text:span text:style-name="T56">PVP</text:span><text:span text:style-name="T23">对战的完整体验。玩家通过与队友协作、与敌人交战，最终达成胜利条件，获得竞技乐趣与反馈。</text:span><text:span text:style-name="T24"> </text:span></text:p>
      <text:h text:style-name="Heading_20_3" text:outline-level="3"><text:bookmark-start text:name="__RefHeading___Toc3265_1373992084"/>用况图<text:bookmark-end text:name="__RefHeading___Toc3265_1373992084"/></text:h>
      <text:p text:style-name="P10"/>
      <text:p text:style-name="P10"/>
      <text:p text:style-name="P10"><text:span text:style-name="T19">（主要参与者：</text:span><text:span text:style-name="Strong_20_Emphasis"><text:span text:style-name="T18">玩家</text:span></text:span><text:span text:style-name="T19">）</text:span> </text:p>
      <text:p text:style-name="P10"/>
      <text:p text:style-name="P11"/>
      <text:h text:style-name="P70" text:outline-level="3">前置条件：</text:h>
      <text:h text:style-name="P70" text:outline-level="3" text:is-list-header="true"><text:span text:style-name="T29"><text:s text:c="5"/>玩家已启动游戏并进入主菜单。<text:line-break/> <text:s text:c="7"/>存在一个已创建且未开始的游戏房间，或玩家有能力自己创建房间。</text:span></text:h>
      <text:p text:style-name="P65"/>
      <text:h text:style-name="Heading_20_3" text:outline-level="3"><text:bookmark-start text:name="__RefHeading___Toc2120_1036705661"/>基本流：<text:bookmark-end text:name="__RefHeading___Toc2120_1036705661"/></text:h>
      <text:p text:style-name="P86"/>
      <text:p text:style-name="P123"><text:soft-page-break/></text:p>
      <text:p text:style-name="P95"><text:s text:c="12"/>1.玩家通过用况“创建与管理游戏房间”成功进入一个准备就绪的房间。</text:p>
      <text:list xml:id="list6356627909251014240" text:style-name="L19">
        <text:list-item>
          <text:list>
            <text:list-header>
              <text:p text:style-name="P100"><text:span text:style-name="T83">2.房间主机开始游戏，系统为所有玩家加载游戏地图、分配队伍并生成角色。 </text:span><text:span text:style-name="Source_20_Text"><text:span text:style-name="T77">{</text:span></text:span><text:span text:style-name="Source_20_Text"><text:span text:style-name="T85">游戏开始</text:span></text:span><text:span text:style-name="Source_20_Text"><text:span text:style-name="T77">}</text:span></text:span></text:p>
              <text:p text:style-name="P100"><text:span text:style-name="T83">3.玩家控制角色在战场中</text:span><text:span text:style-name="Strong_20_Emphasis"><text:span text:style-name="T83">移动</text:span></text:span><text:span text:style-name="T83">，寻找战术位置和敌人。 </text:span><text:span text:style-name="Source_20_Text"><text:span text:style-name="T77">{</text:span></text:span><text:span text:style-name="Source_20_Text"><text:span text:style-name="T85">对战进行中</text:span></text:span><text:span text:style-name="Source_20_Text"><text:span text:style-name="T77">}</text:span></text:span></text:p>
              <text:p text:style-name="P97"><text:span text:style-name="T83">4.玩家与敌方角色相遇，通过</text:span><text:span text:style-name="Strong_20_Emphasis"><text:span text:style-name="T83">普通攻击</text:span></text:span><text:span text:style-name="T83">和</text:span><text:span text:style-name="Strong_20_Emphasis"><text:span text:style-name="T83">技能</text:span></text:span><text:span text:style-name="T83">进行交战。</text:span></text:p>
              <text:p text:style-name="P97"><text:span text:style-name="T83">5.玩家通过精准的操作和战术配合，</text:span><text:span text:style-name="Strong_20_Emphasis"><text:span text:style-name="T83">击败</text:span></text:span><text:span text:style-name="T83">敌方角色，或根据模式要求达成目</text:span><text:span text:style-name="T84">标</text:span><text:span text:style-name="T83">。</text:span></text:p>
              <text:p text:style-name="P96">6.系统持续监控游戏状态（如团队得分、剩余时间）。</text:p>
              <text:p text:style-name="P100"><text:span text:style-name="T83">7.当一方达成胜利条件（如达到目标分数），系统判定游戏结束。 </text:span><text:span text:style-name="Source_20_Text"><text:span text:style-name="T77">{</text:span></text:span><text:span text:style-name="Source_20_Text"><text:span text:style-name="T85">游戏结束</text:span></text:span><text:span text:style-name="Source_20_Text"><text:span text:style-name="T77">}</text:span></text:span></text:p>
              <text:p text:style-name="P96">8.系统显示本局游戏的详细结算界面（包括胜负、战绩数据、奖励结算）。</text:p>
              <text:p text:style-name="P83"><text:span text:style-name="T100">9.所有玩家返回游戏大厅，用况结束</text:span>。</text:p>
            </text:list-header>
          </text:list>
        </text:list-item>
      </text:list>
      <text:p text:style-name="P123"/>
      <text:p text:style-name="P86"><text:span text:style-name="Strong_20_Emphasis"><text:span text:style-name="T96">子流</text:span></text:span><text:span text:style-name="T97"><text:line-break/></text:span><text:span text:style-name="Strong_20_Emphasis"><text:span text:style-name="T94">（此用况通过系统内部机制处理移动、攻击等底层交互，这些是实现核心价值的步骤，而非独立子流。）</text:span></text:span></text:p>
      <text:p text:style-name="P123"/>
      <text:p text:style-name="P46"><text:span text:style-name="Strong_20_Emphasis"><text:span text:style-name="T59">1.5. </text:span></text:span><text:span text:style-name="Strong_20_Emphasis"><text:span text:style-name="T27">备选流：</text:span></text:span></text:p>
      <text:list xml:id="list8197189570103029340" text:style-name="L3">
        <text:list-item>
          <text:list>
            <text:list-header>
              <text:p text:style-name="P103"><text:span text:style-name="Strong_20_Emphasis"><text:span text:style-name="T81">A1. </text:span></text:span><text:span text:style-name="Strong_20_Emphasis"><text:span text:style-name="T39">玩家中途退出：</text:span></text:span><text:span text:style-name="T44"> 在基本流步骤</text:span><text:span text:style-name="T79">3-7</text:span><text:span text:style-name="T44">期间，如果有玩家断开连接，系统记录其为“逃跑”，其余玩家继续游戏。</text:span></text:p>
            </text:list-header>
          </text:list>
          <text:p text:style-name="P98"><text:span text:style-name="Strong_20_Emphasis"><text:span text:style-name="T48">A2. </text:span></text:span><text:span text:style-name="Strong_20_Emphasis"><text:span text:style-name="T39">战斗失败与重生：</text:span></text:span><text:span text:style-name="T40"> 在基本流步骤</text:span><text:span text:style-name="T49">5</text:span><text:span text:style-name="T40">，如果玩家被敌方击败，角色进入死亡状态，系统在短暂等待后于重生点使其</text:span><text:span text:style-name="Strong_20_Emphasis"><text:span text:style-name="T39">重生</text:span></text:span><text:span text:style-name="T40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6">（</text:span></text:span><text:span text:style-name="Strong_20_Emphasis"><text:span text:style-name="T53">2</text:span></text:span><text:span text:style-name="Strong_20_Emphasis"><text:span text:style-name="T46">）</text:span></text:span><text:span text:style-name="Strong_20_Emphasis"><text:span text:style-name="T50">创建与管理游戏房间</text:span></text:span></text:h>
      <text:p text:style-name="Table_20_Contents"><text:span text:style-name="Strong_20_Emphasis"><text:span text:style-name="T46"/></text:span></text:p>
      <text:p text:style-name="Table_20_Contents"><text:span text:style-name="Strong_20_Emphasis"><text:span text:style-name="T62">1.1. </text:span></text:span><text:span text:style-name="Strong_20_Emphasis"><text:span text:style-name="T67">简要描述</text:span></text:span><text:span text:style-name="Strong_20_Emphasis"><text:span text:style-name="T45"><text:line-break/></text:span></text:span><text:span text:style-name="Strong_20_Emphasis"><text:span text:style-name="T44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4"/></text:span></text:p>
      <text:p text:style-name="Table_20_Contents"><text:span text:style-name="Strong_20_Emphasis"><text:span text:style-name="T44">1.2. 用况图</text:span></text:span></text:p>
      <text:p text:style-name="P21"/>
      <text:p text:style-name="P21">（参与者：玩家）</text:p>
      <text:p text:style-name="P44"><text:span text:style-name="Strong_20_Emphasis"><text:span text:style-name="T64">1.3. </text:span></text:span><text:span text:style-name="Strong_20_Emphasis"><text:span text:style-name="T68">前置条件：</text:span></text:span></text:p>
      <text:list xml:id="list5897876774303483954" text:style-name="L4">
        <text:list-item>
          <text:list>
            <text:list-header>
              <text:p text:style-name="P79">玩家已启动游戏并进入主菜单。</text:p>
            </text:list-header>
          </text:list>
        </text:list-item>
      </text:list>
      <text:list xml:id="list7347398237492436908" text:style-name="L24">
        <text:list-item>
          <text:list>
            <text:list-item>
              <text:p text:style-name="P111"><text:span text:style-name="Strong_20_Emphasis"><text:span text:style-name="T68">基本流：</text:span></text:span></text:p>
              <text:p text:style-name="P111"><text:soft-page-break/><text:span text:style-name="Strong_20_Emphasis"><text:span text:style-name="T68"/></text:span></text:p>
              <text:p text:style-name="P112"><text:span text:style-name="T47"><text:s text:c="20"/>1. <text:s/>玩家在主菜单中选择“创建房间”。 </text:span><text:span text:style-name="Source_20_Text"><text:span text:style-name="T73">{</text:span></text:span><text:span text:style-name="Source_20_Text"><text:span text:style-name="T32">创建房间</text:span></text:span><text:span text:style-name="Source_20_Text"><text:span text:style-name="T73">}</text:span></text:span></text:p>
            </text:list-item>
          </text:list>
        </text:list-item>
      </text:list>
      <text:list xml:id="list7429808532782484149" text:style-name="L23">
        <text:list-item>
          <text:list>
            <text:list-header>
              <text:p text:style-name="P85">2.系统创建一个默认设置的房间，并赋予玩家“房主”权限。</text:p>
              <text:p text:style-name="P102"><text:span text:style-name="T19">3.玩家可以自定义房间参数，如地图、游戏模式、胜利条件、人数限制等。 </text:span><text:span text:style-name="Source_20_Text"><text:span text:style-name="T72">{</text:span></text:span><text:span text:style-name="Source_20_Text"><text:span text:style-name="T32">自定义设置</text:span></text:span><text:span text:style-name="Source_20_Text"><text:span text:style-name="T72">}</text:span></text:span></text:p>
              <text:p text:style-name="P85">4.其他玩家通过局域网发现并加入该房间。</text:p>
              <text:p text:style-name="P85">5.房主可以管理房间内的玩家（如：移除玩家）。</text:p>
              <text:p text:style-name="P85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125"/>
      <text:p text:style-name="P125"><text:span text:style-name="T102">1.5子流</text:span></text:p>
      <text:p text:style-name="P125"><text:span text:style-name="T98">S1. 浏览与加入房间：</text:span></text:p>
      <text:p text:style-name="P128"><text:span text:style-name="T98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span></text:p>
      <text:p text:style-name="P114"/>
      <text:p text:style-name="P47"><text:span text:style-name="Strong_20_Emphasis"><text:span text:style-name="T64">1.6. </text:span></text:span><text:span text:style-name="Strong_20_Emphasis"><text:span text:style-name="T68">备选流：</text:span></text:span></text:p>
      <text:p text:style-name="P44"><text:span text:style-name="Strong_20_Emphasis"><text:span text:style-name="T81">A</text:span></text:span><text:span text:style-name="Strong_20_Emphasis"><text:span text:style-name="T81">1. </text:span></text:span><text:span text:style-name="Strong_20_Emphasis"><text:span text:style-name="T39">加入房间失败：</text:span></text:span><text:span text:style-name="T44"> 在子流</text:span><text:span text:style-name="T79">S1</text:span><text:span text:style-name="T44">步骤</text:span><text:span text:style-name="T79">3</text:span><text:span text:style-name="T44">，如果房间已满或房主拒绝申请，系统提示玩家并返回到房间列表。</text:span></text:p>
      <text:list xml:id="list4801258397977851507" text:style-name="L25">
        <text:list-header>
          <text:p text:style-name="P99"><text:span text:style-name="Strong_20_Emphasis"><text:span text:style-name="T48">A2. </text:span></text:span><text:span text:style-name="Strong_20_Emphasis"><text:span text:style-name="T39">房主解散房间：</text:span></text:span><text:span text:style-name="T40"> 在基本流任何步骤，如果房主选择解散房间，则房间被关闭，所有玩家返回大厅，用况结束。</text:span></text:p>
        </text:list-header>
      </text:list>
      <text:p text:style-name="P44"><text:line-break/><text:span text:style-name="Strong_20_Emphasis"><text:span text:style-name="T68">（</text:span></text:span><text:span text:style-name="Strong_20_Emphasis"><text:span text:style-name="T64">3</text:span></text:span><text:span text:style-name="Strong_20_Emphasis"><text:span text:style-name="T68">）</text:span></text:span><text:span text:style-name="Strong_20_Emphasis"><text:span text:style-name="T66">个性化游戏角色</text:span></text:span></text:p>
      <text:p text:style-name="P122"><text:span text:style-name="Strong_20_Emphasis"><text:span text:style-name="T68"/></text:span></text:p>
      <text:p text:style-name="P47"><text:span text:style-name="Strong_20_Emphasis"><text:span text:style-name="T64">1.1. </text:span></text:span><text:span text:style-name="Strong_20_Emphasis"><text:span text:style-name="T68">简要描述</text:span></text:span><text:span text:style-name="T55"><text:line-break/></text:span><text:span text:style-name="T58">玩家在战斗之余，通过解锁和配置不同的英雄、技能或外观，来定义自己的战斗风格和形象。此用况满足了玩家的个性化需求和长期成长感。</text:span><text:span text:style-name="T57"> </text:span></text:p>
      <text:p text:style-name="P47"><text:soft-page-break/><text:span text:style-name="Strong_20_Emphasis"><text:span text:style-name="T64">1.2. </text:span></text:span><text:span text:style-name="Strong_20_Emphasis"><text:span text:style-name="T68">用况图</text:span></text:span><text:span text:style-name="T55"><text:line-break/></text:span><text:span text:style-name="T58">（参与者：玩家）</text:span></text:p>
      <text:p text:style-name="P47"><text:span text:style-name="Strong_20_Emphasis"><text:span text:style-name="T64">1.3. </text:span></text:span><text:span text:style-name="Strong_20_Emphasis"><text:span text:style-name="T68">前置条件：</text:span></text:span></text:p>
      <text:list xml:id="list4848915530037460437" text:style-name="L6">
        <text:list-item>
          <text:list>
            <text:list-header>
              <text:p text:style-name="P80">玩家已成功登录系统。</text:p>
            </text:list-header>
          </text:list>
        </text:list-item>
      </text:list>
      <text:p text:style-name="P47"><text:span text:style-name="Strong_20_Emphasis"><text:span text:style-name="T64">1.4. </text:span></text:span><text:span text:style-name="Strong_20_Emphasis"><text:span text:style-name="T68">基本流：</text:span></text:span></text:p>
      <text:list xml:id="list9146244305990283796" text:style-name="L7">
        <text:list-item>
          <text:list>
            <text:list-item>
              <text:list>
                <text:list-item>
                  <text:p text:style-name="P93">玩家在主菜单或大厅中选择“英雄”或“仓库”选项。</text:p>
                </text:list-item>
                <text:list-item text:style-override="L26">
                  <text:p text:style-name="P84">系统显示玩家已拥有的所有角色、技能、武器和外观。</text:p>
                </text:list-item>
                <text:list-item text:style-override="L26">
                  <text:p text:style-name="P101"><text:span text:style-name="T19">玩家浏览可用的个性化选项。</text:span><text:span text:style-name="Source_20_Text"><text:span text:style-name="T72">{</text:span></text:span><text:span text:style-name="Source_20_Text"><text:span text:style-name="T32">浏览配置</text:span></text:span><text:span text:style-name="Source_20_Text"><text:span text:style-name="T72">}</text:span></text:span></text:p>
                </text:list-item>
                <text:list-item text:style-override="L26">
                  <text:p text:style-name="P84">玩家选择一个角色作为默认出战英雄。</text:p>
                </text:list-item>
                <text:list-item text:style-override="L26">
                  <text:p text:style-name="P101"><text:span text:style-name="T19">玩家为该角色搭配不同的技能组合、武器或外观。</text:span><text:span text:style-name="Source_20_Text"><text:span text:style-name="T72">{</text:span></text:span><text:span text:style-name="Source_20_Text"><text:span text:style-name="T32">自定义配置</text:span></text:span><text:span text:style-name="Source_20_Text"><text:span text:style-name="T72">}</text:span></text:span></text:p>
                </text:list-item>
                <text:list-item text:style-override="L26">
                  <text:p text:style-name="P84">系统保存此配置，并将在下一局游戏中生效。</text:p>
                </text:list-item>
                <text:list-item text:style-override="L26">
                  <text:p text:style-name="P84">用况结束。</text:p>
                </text:list-item>
              </text:list>
            </text:list-item>
          </text:list>
          <text:p text:style-name="P113"/>
        </text:list-item>
      </text:list>
      <text:p text:style-name="Text_20_body"><text:line-break/><text:span text:style-name="T104">1.5</text:span><text:span text:style-name="Strong_20_Emphasis"><text:span text:style-name="T89">子流</text:span></text:span></text:p>
      <text:list xml:id="list8852378697278757481" text:style-name="L27">
        <text:list-item>
          <text:list>
            <text:list-header>
              <text:p text:style-name="P107"><text:span text:style-name="Strong_20_Emphasis"><text:span text:style-name="T64">S1. </text:span></text:span><text:span text:style-name="Strong_20_Emphasis"><text:span text:style-name="T68">预览角色：</text:span></text:span></text:p>
              <text:list>
                <text:list-item>
                  <text:list>
                    <text:list-item>
                      <text:p text:style-name="P115"><text:span text:style-name="T95">在基本流步骤</text:span><text:span text:style-name="T97">3</text:span><text:span text:style-name="T95">，玩家选择预览一个角色或外观。</text:span></text:p>
                    </text:list-item>
                    <text:list-item>
                      <text:p text:style-name="P116"><text:span text:style-name="T95">系统在展示界面中渲染该角色的</text:span><text:span text:style-name="T97">3D</text:span><text:span text:style-name="T95">模型和特殊动作。</text:span></text:p>
                    </text:list-item>
                    <text:list-item>
                      <text:p text:style-name="P117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7"><text:span text:style-name="Strong_20_Emphasis"><text:span text:style-name="T64">1.6. </text:span></text:span><text:span text:style-name="Strong_20_Emphasis"><text:span text:style-name="T68">备选流：</text:span></text:span></text:p>
      <text:list xml:id="list13789738245416951" text:style-name="L8">
        <text:list-header>
          <text:p text:style-name="P108"><text:span text:style-name="T25">A1. 资源不足： 在</text:span><text:span text:style-name="T33">基本流步骤4或5，如果玩家尝试使用一个尚未解锁的项目，系统提示“需要先解锁该内容”。</text:span></text:p>
        </text:list-header>
      </text:list>
      <text:p text:style-name="P48"/>
      <text:h text:style-name="P73" text:outline-level="4" text:is-list-header="true"><text:span text:style-name="Strong_20_Emphasis"><text:span text:style-name="T68">（</text:span></text:span><text:span text:style-name="Strong_20_Emphasis"><text:span text:style-name="T65">4</text:span></text:span><text:span text:style-name="Strong_20_Emphasis"><text:span text:style-name="T68">）</text:span></text:span><text:span text:style-name="Strong_20_Emphasis"><text:span text:style-name="T66">回顾战绩与成就</text:span></text:span></text:h>
      <text:p text:style-name="P126"><text:span text:style-name="Strong_20_Emphasis"><text:span text:style-name="T68"/></text:span></text:p>
      <text:p text:style-name="P47"><text:span text:style-name="Strong_20_Emphasis"><text:span text:style-name="T64">1.1. </text:span></text:span><text:span text:style-name="Strong_20_Emphasis"><text:span text:style-name="T68">简要描述</text:span></text:span><text:span text:style-name="T55"><text:line-break/></text:span><text:span text:style-name="T57">玩家在游戏结束后或在大厅中，查看自己及他人的详细战绩数据、已解锁的成就与排名信息。这为玩家提供了持续的反馈和追求目标，是维持长期游玩动力的关键</text:span></text:p>
      <text:p text:style-name="P47"><text:soft-page-break/><text:span text:style-name="Strong_20_Emphasis"><text:span text:style-name="T64">1.2. </text:span></text:span><text:span text:style-name="Strong_20_Emphasis"><text:span text:style-name="T68">用况图</text:span></text:span><text:span text:style-name="T55"><text:line-break/></text:span><text:span text:style-name="T19">（用况图：玩家 —— 释放角色技能）</text:span></text:p>
      <text:p text:style-name="P47"><text:span text:style-name="Strong_20_Emphasis"><text:span text:style-name="T64">1.3. </text:span></text:span><text:span text:style-name="Strong_20_Emphasis"><text:span text:style-name="T68">前置条件：</text:span></text:span></text:p>
      <text:list xml:id="list7300604520752112531" text:style-name="L9">
        <text:list-item>
          <text:list>
            <text:list-header>
              <text:p text:style-name="P94">玩家已成功登录系统。</text:p>
              <text:p text:style-name="P124"/>
            </text:list-header>
          </text:list>
        </text:list-item>
      </text:list>
      <text:p text:style-name="P47"><text:span text:style-name="Strong_20_Emphasis"><text:span text:style-name="T64">1.4. </text:span></text:span><text:span text:style-name="Strong_20_Emphasis"><text:span text:style-name="T68">基本流：</text:span></text:span></text:p>
      <text:list xml:id="list7565559132199163068" text:style-name="L10">
        <text:list-item>
          <text:list>
            <text:list-header>
              <text:p text:style-name="P87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123"/>
      <text:p text:style-name="P123"><text:span text:style-name="T102">1.5子流</text:span><text:line-break/>◦ S1. 分析单场对局详情：</text:p>
      <text:p text:style-name="P118"><text:line-break/><text:span text:style-name="T99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7"><text:span text:style-name="Strong_20_Emphasis"><text:span text:style-name="T64">1.6. </text:span></text:span><text:span text:style-name="Strong_20_Emphasis"><text:span text:style-name="T68">备选流：</text:span></text:span></text:p>
      <text:list xml:id="list7159988893137267563" text:style-name="L11">
        <text:list-header>
          <text:p text:style-name="P104"><text:span text:style-name="Strong_20_Emphasis"><text:span text:style-name="T81">A1. </text:span></text:span><text:span text:style-name="Strong_20_Emphasis"><text:span text:style-name="T39">无历史记录：</text:span></text:span><text:span text:style-name="T40"> 如果玩家是新手，尚无任何对战数据，系统在相应页面显示“暂无数据，快去进行第一场对战吧！”等引导性提示。</text:span></text:p>
          <text:p text:style-name="P127"><text:span text:style-name="T28"/></text:p>
        </text:list-header>
      </text:list>
      <text:p text:style-name="Text_20_body"/>
      <text:h text:style-name="P72" text:outline-level="4" text:is-list-header="true"><text:span text:style-name="Strong_20_Emphasis"><text:span text:style-name="T68"/></text:span></text:h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71" text:outline-level="3"><text:bookmark-start text:name="__RefHeading___Toc3429_1513600048"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1. <text:span text:style-name="T11">系统</text:span></text:p>
      <text:p text:style-name="Text_20_body">2. 用</text:p>
      <text:p text:style-name="Text_20_body">3.系统将</text:p>
      <text:p text:style-name="Text_20_body">4.系统检查匹配结果，</text:p>
      <text:p text:style-name="Text_20_body"><text:s text:c="5"/>1)如果匹</text:p>
      <text:p text:style-name="Text_20_body"><text:soft-page-break/><text:s text:c="5"/>2)如果匹配失败，</text:p>
      <text:p text:style-name="Text_20_body"><text:s text:c="5"/>a. 如果用户</text:p>
      <text:p text:style-name="Text_20_body"><text:tab/>b. 如果用户输</text:p>
      <text:p text:style-name="Text_20_body">4.登录</text:p>
      <text:h text:style-name="Heading_20_3" text:outline-level="3"><text:bookmark-start text:name="__RefHeading___Toc2122_1036705661"/><text:span text:style-name="T13">备选流 <text:s text:c="2"/></text:span><text:s text:c="13"/><text:bookmark-end text:name="__RefHeading___Toc2122_1036705661"/></text:h>
      <text:p text:style-name="Text_20_body">A1.注册</text:p>
      <text:p text:style-name="Text_20_body"><text:s text:c="5"/>在{用户登录}</text:p>
      <text:p text:style-name="Text_20_body"><text:span text:style-name="T9"><text:s text:c="4"/></text:span><text:span text:style-name="T11">1.用户选择注册。</text:span></text:p>
      <text:p text:style-name="Text_20_body"><text:s text:c="5"/>2.系统。</text:p>
      <text:p text:style-name="Text_20_body"><text:s text:c="5"/>3.用户</text:p>
      <text:p text:style-name="P16"><text:s text:c="5"/>4.系统为</text:p>
      <text:p text:style-name="Text_20_body"><text:s text:c="5"/>5.回到基本流{用户登录}。</text:p>
      <text:p text:style-name="P13"/>
      <text:p text:style-name="P8"/>
      <text:h text:style-name="P67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p text:style-name="Text_20_body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h text:style-name="P67" text:outline-level="1"><text:bookmark-start text:name="__RefHeading___Toc8573_481696549"/>架构设计<text:bookmark-end text:name="__RefHeading___Toc8573_481696549"/></text:h>
      <text:h text:style-name="P74" text:outline-level="2"/>
      <text:h text:style-name="P67" text:outline-level="1"><text:bookmark-start text:name="__RefHeading___Toc8575_481696549"/>详细设计<text:bookmark-end text:name="__RefHeading___Toc8575_481696549"/></text:h>
      <text:h text:style-name="P28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68" text:outline-level="1" text:is-list-header="true"><text:bookmark-start text:name="__RefHeading__3696_145136877"/>参考文献<text:bookmark-end text:name="__RefHeading__3696_145136877"/></text:h>
      <text:list xml:id="list3654295057491551382" text:style-name="List_20_1">
        <text:list-item>
          <text:p text:style-name="参考文献列表"><text:soft-page-break/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1-19T19:53:27.17</dc:date>
    <meta:editing-duration>P1DT5H59M33S</meta:editing-duration>
    <meta:editing-cycles>263</meta:editing-cycles>
    <meta:generator>OpenOffice/4.1.16$Win32 OpenOffice.org_project/4116m3$Build-9816</meta:generator>
    <dc:creator>Fallen </dc:creator>
    <meta:document-statistic meta:table-count="10" meta:image-count="0" meta:object-count="0" meta:page-count="24" meta:paragraph-count="356" meta:word-count="5892" meta:character-count="7338"/>
  </office:meta>
</office:document-meta>
</file>